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5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6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Calibri" fo:font-size="11pt" style:font-size-asian="11pt" style:font-size-complex="11pt"/>
    </style:style>
    <style:style style:name="ce61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64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8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ext-properties fo:color="#ff0000" style:font-name="Calibri" fo:font-size="11pt" style:font-size-asian="11pt" style:font-size-complex="11pt"/>
    </style:style>
    <style:style style:name="ce87" style:family="table-cell" style:parent-style-name="Default">
      <style:text-properties style:font-name="Calibri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color="#ff0000" style:font-name="Calibri" fo:font-size="11pt" style:font-size-asian="11pt" style:font-size-complex="11pt"/>
    </style:style>
    <style:style style:name="ce41" style:family="table-cell" style:parent-style-name="Default">
      <style:text-properties style:font-name="Calibri"/>
    </style:style>
    <style:style style:name="ce42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fo:color="#a1467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ext-properties fo:color="#bf819e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1" style:font-size-complex="11pt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9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22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6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 style:data-style-name="N1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9" style:family="table-cell" style:parent-style-name="Default">
      <style:text-properties fo:color="#ff860d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227" style:family="table-cell" style:parent-style-name="Default">
      <style:table-cell-properties fo:background-color="transparent"/>
      <style:text-properties fo:color="#808080" style:font-name="Calibri" fo:font-size="11pt" fo:font-weight="bold" style:font-size-asian="11pt" style:font-size-complex="11pt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a933" loext:opacity="100%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language-asian="zh" style:country-asian="CN" style:font-style-asian="normal" style:font-weight-asian="bold" style:font-name-complex="Ari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language-asian="zh" style:country-asian="CN" style:font-style-asian="normal" style:font-weight-asian="bold" style:font-name-complex="Ari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a1467e" loext:opacity="100%" fo:font-weight="bold" style:font-weight-asian="bold" style:font-weight-complex="bold"/>
    </style:style>
    <style:style style:name="T15" style:family="text">
      <style:text-properties fo:color="#729fcf" loext:opacity="100%" fo:font-weight="bold" style:font-weight-asian="bold" style:font-weight-complex="bold"/>
    </style:style>
    <style:style style:name="T16" style:family="text">
      <style:text-properties fo:color="#ff3838" loext:opacity="100%" fo:font-weight="bold" style:font-weight-asian="bold" style:font-weight-complex="bold"/>
    </style:style>
    <style:style style:name="T17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color="#808080" fo:font-weight="bold" style:font-weight-asian="bold" style:font-weight-complex="bold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22" style:family="text">
      <style:text-properties fo:color="#a1467e" fo:font-weight="bold" style:font-weight-asian="bold" style:font-weight-complex="bold"/>
    </style:style>
    <style:style style:name="T23" style:family="text">
      <style:text-properties fo:color="#729fcf" fo:font-weight="bold" style:font-weight-asian="bold" style:font-weight-complex="bold"/>
    </style:style>
    <style:style style:name="T24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6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5&quot;;&quot;30&quot;;&quot;40&quot;;&quot;50&quot;)" table:allow-empty-cell="false" table:display-list="sort-ascending" table:base-cell-address="'Simple DPS Calc'.H13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7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in-list(&quot;0&quot;;&quot;20&quot;;&quot;25&quot;;&quot;30&quot;;&quot;40&quot;;&quot;50&quot;)" table:allow-empty-cell="false" table:display-list="sort-ascending" table:base-cell-address="'Simple DPS Calc'.G9">
          <table:error-message table:message-type="stop" table:display="true"/>
        </table:content-validation>
        <table:content-validation table:name="val6" table:condition="of:cell-content-is-whole-number() and cell-content()&lt;=25" table:allow-empty-cell="true" table:base-cell-address="'Simple DPS Calc'.G12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7" table:condition="of:cell-content-is-whole-number() and cell-content()&lt;=25" table:allow-empty-cell="true" table:base-cell-address="'Simple DPS Calc'.G14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1"/>
        <table:table-column table:style-name="co2" table:number-columns-repeated="13" table:default-cell-style-name="Default"/>
        <table:table-row table:style-name="ro1">
          <table:table-cell table:style-name="ce22" office:value-type="string" calcext:value-type="string">
            <text:p>INSTRUCTIONS</text:p>
          </table:table-cell>
          <table:table-cell table:style-name="ce27" table:number-columns-repeated="2"/>
          <table:table-cell table:style-name="ce37"/>
          <table:table-cell table:number-columns-repeated="10"/>
        </table:table-row>
        <table:table-row table:style-name="ro1">
          <table:table-cell table:style-name="ce22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8"/>
          <table:table-cell table:style-name="ce37"/>
          <table:table-cell/>
        </table:table-row>
        <table:table-row table:style-name="ro1">
          <table:table-cell table:style-name="ce24" office:value-type="string" calcext:value-type="string">
            <text:p>Disclaimer</text:p>
          </table:table-cell>
          <table:table-cell table:style-name="ce23" office:value-type="string" calcext:value-type="string">
            <text:p>This spreadsheet is not aimed at min-maxers due to its inherent limitation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25" office:value-type="string" calcext:value-type="string">
            <text:p>A Quick Note</text:p>
          </table:table-cell>
          <table:table-cell table:style-name="ce27" office:value-type="string" calcext:value-type="string">
            <text:p><text:span text:style-name="T17">GREEN</text:span><text:span text:style-name="T18"> values and cells with a green border </text:span>are safe to chang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office:value-type="string" calcext:value-type="string">
            <text:p><text:span text:style-name="T19">GREY</text:span> values are there for visibility and referenc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office:value-type="string" calcext:value-type="string">
            <text:p>Simple DPS Calc</text:p>
          </table:table-cell>
          <table:table-cell table:style-name="ce27" office:value-type="string" calcext:value-type="string">
            <text:p>Allows the DPS for individual skills to be worked out and can serve as a rudimentary DPS calculator of sort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<text:span text:style-name="T20">Replace the </text:span><text:span text:style-name="T21">GREEN</text:span><text:span text:style-name="T18"> values with your own along with the expected amount of Might, Fury and Vulnerability.</text:span>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Suggestions are made for a suitable <text:span text:style-name="T22">Rune</text:span> and <text:span text:style-name="T23">Consumables</text:span>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The <text:span text:style-name="T24">Base Crit</text:span> value shows the expected damage before the <text:span text:style-name="T22">Rune</text:span> modifiers are applied.</text:p>
          </table:table-cell>
          <table:table-cell table:style-name="ce27" table:number-columns-repeated="2"/>
          <table:table-cell table:number-columns-repeated="10"/>
        </table:table-row>
        <table:table-row table:style-name="ro1" table:number-rows-repeated="18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22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26"/>
          <table:table-cell table:style-name="ce32"/>
          <table:table-cell table:style-name="ce27" table:number-columns-repeated="2"/>
          <table:table-cell table:number-columns-repeated="10"/>
        </table:table-row>
        <table:table-row table:style-name="ro1" table:number-rows-repeated="9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 table:number-rows-repeated="6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3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5"/>
          <table:table-cell table:style-name="ce29"/>
          <table:table-cell/>
          <table:table-cell table:style-name="ce34"/>
          <table:table-cell/>
          <table:table-cell table:style-name="ce42" table:number-columns-repeated="7"/>
          <table:table-cell/>
        </table:table-row>
        <table:table-row table:style-name="ro1">
          <table:table-cell table:style-name="ce29"/>
          <table:table-cell table:style-name="ce34"/>
          <table:table-cell table:style-name="ce29"/>
          <table:table-cell table:number-columns-repeated="3"/>
          <table:table-cell table:style-name="ce42" table:number-columns-repeated="7"/>
          <table:table-cell/>
        </table:table-row>
        <table:table-row table:style-name="ro2">
          <table:table-cell table:style-name="ce29"/>
          <table:table-cell table:style-name="ce34"/>
          <table:table-cell table:style-name="ce29"/>
          <table:table-cell/>
          <table:table-cell table:style-name="ce34"/>
          <table:table-cell table:style-name="ce29"/>
          <table:table-cell table:style-name="ce90"/>
          <table:table-cell table:style-name="ce42" table:number-columns-repeated="6"/>
          <table:table-cell/>
        </table:table-row>
        <table:table-row table:style-name="ro1">
          <table:table-cell table:style-name="ce29"/>
          <table:table-cell table:style-name="ce31"/>
          <table:table-cell table:number-columns-repeated="2"/>
          <table:table-cell table:style-name="ce42" table:number-columns-repeated="9"/>
          <table:table-cell/>
        </table:table-row>
        <table:table-row table:style-name="ro1" table:number-rows-repeated="6">
          <table:table-cell table:style-name="ce29"/>
          <table:table-cell table:style-name="ce28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2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 table:number-rows-repeated="2">
          <table:table-cell table:style-name="ce28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5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number-columns-repeated="2"/>
          <table:table-cell table:style-name="ce27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 table:style-name="ce39" office:value-type="string" calcext:value-type="string">
            <text:p>Base Power (No Runes)</text:p>
          </table:table-cell>
          <table:table-cell table:style-name="ce58" office:value-type="string" calcext:value-type="string">
            <text:p>Weapon</text:p>
          </table:table-cell>
          <table:table-cell table:style-name="ce92" office:value-type="string" calcext:value-type="string">
            <text:p>Skill Coeff</text:p>
          </table:table-cell>
          <table:table-cell table:style-name="ce58" office:value-type="string" calcext:value-type="string">
            <text:p>vs Armor</text:p>
          </table:table-cell>
          <table:table-cell table:style-name="ce58" office:value-type="string" calcext:value-type="string">
            <text:p>Crit Chance</text:p>
          </table:table-cell>
          <table:table-cell table:style-name="ce58" office:value-type="string" calcext:value-type="string">
            <text:p>Crit Dmg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Base Crit</text:p>
          </table:table-cell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40" office:value-type="float" office:value="2682" calcext:value-type="float">
            <text:p>2682</text:p>
          </table:table-cell>
          <table:table-cell table:style-name="ce129" office:value-type="float" office:value="968.5" calcext:value-type="float">
            <text:p>968.5</text:p>
          </table:table-cell>
          <table:table-cell table:style-name="ce40" office:value-type="float" office:value="0.8" calcext:value-type="float">
            <text:p>0.8</text:p>
          </table:table-cell>
          <table:table-cell table:style-name="ce171" table:content-validation-name="val1" office:value-type="float" office:value="2185" calcext:value-type="float">
            <text:p>2185</text:p>
          </table:table-cell>
          <table:table-cell table:style-name="ce40" office:value-type="float" office:value="64.29" calcext:value-type="float">
            <text:p>64.29</text:p>
          </table:table-cell>
          <table:table-cell table:style-name="ce154" office:value-type="float" office:value="214" calcext:value-type="float">
            <text:p>214.00</text:p>
          </table:table-cell>
          <table:table-cell table:style-name="ce119" table:formula="of:=(([.A2]+([.H12]*30))*[.B2]*[.C2])/[.D2]*(1+([.H16]/100))" office:value-type="float" office:value="951.035972540046" calcext:value-type="float">
            <text:p>951</text:p>
          </table:table-cell>
          <table:table-cell table:style-name="ce119" table:formula="of:=((([.A2]+([.H12]*30))*[.B2]*[.C2])+((([.A2]+([.H12]*30))*[.B2]*[.C2])*(1+(((IF([.E2]+[.H13]&lt;100;[.E2]+[.H13];100)))/100)*(([.F2]/100)-1))))/[.D2]*(1+([.H16]/100))" office:value-type="float" office:value="2599.09191557053" calcext:value-type="float">
            <text:p>2599</text:p>
          </table:table-cell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95" office:value-type="string" calcext:value-type="string">
            <text:p>with Runes</text:p>
          </table:table-cell>
          <table:table-cell table:style-name="ce132" office:value-type="string" calcext:value-type="string" table:number-columns-spanned="3" table:number-rows-spanned="1">
            <text:p>(The 0.8 Coefficient is averaged from all Greatsword auto-attacks)</text:p>
          </table:table-cell>
          <table:covered-table-cell table:style-name="ce167"/>
          <table:covered-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95" table:formula="of:=[.A2]+VLOOKUP([.$A$8];[.$A$33:.$F$42];2;0)" office:value-type="float" office:value="2857" calcext:value-type="float">
            <text:p>2857</text:p>
          </table:table-cell>
          <table:table-cell table:style-name="ce132"/>
          <table:table-cell table:style-name="ce167"/>
          <table:table-cell table:style-name="ce27"/>
          <table:table-cell table:style-name="ce172" table:formula="of:=[.E2]+VLOOKUP([.$A$8];[.$A$33:.$F$42];5;0)" office:value-type="float" office:value="75.0042857142857" calcext:value-type="float">
            <text:p>75.00</text:p>
          </table:table-cell>
          <table:table-cell table:style-name="ce172" table:formula="of:=[.F2]+VLOOKUP([.$A$8];[.$A$33:.$F$42];6;0)" office:value-type="float" office:value="214" calcext:value-type="float">
            <text:p>214.00</text:p>
          </table:table-cell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/>
          <table:table-cell table:style-name="ce132"/>
          <table:table-cell table:style-name="ce167"/>
          <table: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3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43" office:value-type="string" calcext:value-type="string">
            <text:p>Rune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Crit Dmg</text:p>
          </table:table-cell>
          <table:table-cell/>
          <table:table-cell table:style-name="ce144" office:value-type="string" calcext:value-type="string">
            <text:p>Estimated DPS</text:p>
          </table:table-cell>
          <table:table-cell table:style-name="ce27"/>
          <table:table-cell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44" table:formula="of:=IF(COUNTIF([.H33:.H42];[.I32])=1;INDEX([.A33:.H42];MATCH([.I32];[.H33:.H42]);1);&quot;&quot;)" office:value-type="string" office:string-value="Infiltration" calcext:value-type="string">
            <text:p>Infiltration</text:p>
          </table:table-cell>
          <table:table-cell table:style-name="ce97" table:formula="of:=VLOOKUP([.A8];[.A33:.H42];7)" office:value-type="float" office:value="1013.09089244851" calcext:value-type="float">
            <text:p>1013</text:p>
          </table:table-cell>
          <table:table-cell table:style-name="ce97" table:formula="of:=VLOOKUP([.A8];[.A33:.H42];8)" office:value-type="float" office:value="4017.81426330385" calcext:value-type="float">
            <text:p>4018</text:p>
          </table:table-cell>
          <table:table-cell/>
          <table:table-cell table:style-name="ce141" table:formula="of:=[.C8]*6.5" office:value-type="float" office:value="26115.7927114751" calcext:value-type="float">
            <text:p>26116</text:p>
          </table:table-cell>
          <table:table-cell table:style-name="ce27"/>
          <table:table-cell table:number-columns-repeated="2"/>
          <table:table-cell table:style-name="ce27" table:number-columns-repeated="2"/>
          <table:table-cell table:style-name="ce104"/>
          <table:table-cell table:style-name="ce222" table:content-validation-name="val2"/>
          <table:table-cell table:number-columns-repeated="241"/>
        </table:table-row>
        <table:table-row table:style-name="ro1">
          <table:table-cell table:style-name="ce48"/>
          <table:table-cell table:style-name="ce27" table:number-columns-repeated="3"/>
          <table:table-cell table:style-name="ce142"/>
          <table:table-cell table:number-columns-repeated="3"/>
          <table:table-cell table:style-name="ce27"/>
          <table:table-cell table:style-name="ce58"/>
          <table:table-cell table:style-name="ce80"/>
          <table:table-cell table:style-name="ce222" table:content-validation-name="val5"/>
          <table:table-cell table:number-columns-repeated="241"/>
        </table:table-row>
        <table:table-row table:style-name="ro1">
          <table:table-cell table:style-name="ce27"/>
          <table:table-cell table:style-name="ce79"/>
          <table:table-cell table:style-name="ce27" table:number-columns-repeated="3"/>
          <table:table-cell table:number-columns-repeated="3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39" office:value-type="string" calcext:value-type="string">
            <text:p>Enhancement</text:p>
          </table:table-cell>
          <table:table-cell table:style-name="ce82" table:formula="of:=IF(COUNTIF([.J48:.J52];[.K47])=1;INDEX([.A48:.J52];MATCH([.K47];[.J48:.J52]);1);INDEX([.A48:.J52];1;1))" office:value-type="string" office:string-value="Potent Superior Sharpening Stone" calcext:value-type="string">
            <text:p>Potent Superior Sharpening Stone</text:p>
          </table:table-cell>
          <table:table-cell table:style-name="ce27" table:number-columns-repeated="3"/>
          <table:table-cell table:style-name="ce117" office:value-type="string" calcext:value-type="string">
            <text:p>Modifiers</text:p>
          </table:table-cell>
          <table:table-cell table:style-name="ce122" office:value-type="string" calcext:value-type="string">
            <text:p>Boons</text:p>
          </table:table-cell>
          <table:table-cell table:style-name="ce131" office:value-type="string" calcext:value-type="string">
            <text:p>Stacks</text:p>
          </table:table-cell>
          <table:table-cell table:style-name="ce27"/>
          <table:table-cell table:style-name="ce149"/>
          <table:table-cell table:number-columns-repeated="243"/>
        </table:table-row>
        <table:table-row table:style-name="ro1">
          <table:table-cell table:style-name="ce39" office:value-type="string" calcext:value-type="string">
            <text:p>Nourishment</text:p>
          </table:table-cell>
          <table:table-cell table:style-name="ce82" table:formula="of:=IF(COUNTIF([.J62:.J64];[.K56])=1;INDEX([.A62:.J64];MATCH([.K56];[.J62:.J64]);1);INDEX([.A62:.J64];1;1))" office:value-type="string" office:string-value="Plate of Truffle Steak" calcext:value-type="string">
            <text:p>Plate of Truffle Steak</text:p>
          </table:table-cell>
          <table:table-cell table:style-name="ce27" table:number-columns-repeated="4"/>
          <table:table-cell table:style-name="ce123" office:value-type="string" calcext:value-type="string">
            <text:p>Might</text:p>
          </table:table-cell>
          <table:table-cell table:style-name="ce196" table:content-validation-name="val2" office:value-type="float" office:value="0" calcext:value-type="float">
            <text:p>0</text:p>
          </table:table-cell>
          <table:table-cell table:style-name="ce27"/>
          <table:table-cell table:style-name="ce58"/>
          <table:table-cell table:style-name="ce80" table:number-columns-repeated="2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4" office:value-type="string" calcext:value-type="string">
            <text:p>Fury %</text:p>
          </table:table-cell>
          <table:table-cell table:style-name="ce197" table:content-validation-name="val3" office:value-type="float" office:value="0" calcext:value-type="float">
            <text:p>0</text:p>
          </table:table-cell>
          <table:table-cell table:style-name="ce27"/>
          <table:table-cell table:style-name="ce58"/>
          <table:table-cell table:style-name="ce99"/>
          <table:table-cell table:style-name="ce116"/>
          <table:table-cell table:number-columns-repeated="241"/>
        </table:table-row>
        <table:table-row table:style-name="ro1">
          <table:table-cell table:style-name="ce27" table:number-columns-repeated="7"/>
          <table:table-cell table:style-name="ce120"/>
          <table:table-cell table:style-name="ce27"/>
          <table:table-cell table:style-name="ce58"/>
          <table:table-cell table:style-name="ce115"/>
          <table:table-cell table:style-name="ce222" table:content-validation-name="val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5" office:value-type="string" calcext:value-type="string">
            <text:p>Conditions</text:p>
          </table:table-cell>
          <table:table-cell table:style-name="ce134" office:value-type="string" calcext:value-type="string">
            <text:p>Stacks</text:p>
          </table:table-cell>
          <table:table-cell table:style-name="ce27"/>
          <table:table-cell table:style-name="ce58"/>
          <table:table-cell table:style-name="ce104"/>
          <table:table-cell table:style-name="ce222" table:content-validation-name="val2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3" office:value-type="string" calcext:value-type="string">
            <text:p>Vulnerability</text:p>
          </table:table-cell>
          <table:table-cell table:style-name="ce196" table:content-validation-name="val4" office:value-type="float" office:value="0" calcext:value-type="float">
            <text:p>0</text:p>
          </table:table-cell>
          <table:table-cell table:style-name="ce27"/>
          <table:table-cell table:style-name="ce58"/>
          <table:table-cell table:style-name="ce104"/>
          <table:table-cell table:style-name="ce222" table:content-validation-name="val7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27"/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27"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27"/>
          <table:table-cell table:style-name="ce58"/>
          <table:table-cell table:style-name="ce104"/>
          <table:table-cell table:style-name="ce222" table:content-validation-name="val4"/>
          <table:table-cell table:number-columns-repeated="241"/>
        </table:table-row>
        <table:table-row table:style-name="ro1" table:number-rows-repeated="10">
          <table:table-cell table:style-name="ce27" table:number-columns-repeated="6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27" table:number-columns-repeated="5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number-columns-repeated="243"/>
        </table:table-row>
        <table:table-row table:style-name="ro1">
          <table:table-cell table:style-name="ce52" office:value-type="string" calcext:value-type="string">
            <text:p>Rune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9" table:formula="of:=MAX([.H33:.H42])" office:value-type="float" office:value="4017.81426330385" calcext:value-type="float">
            <text:p>4018</text:p>
          </table:table-cell>
          <table:table-cell table:style-name="ce151" table:formula="of:=COUNTIF([.H33:.H42];[.I32])" office:value-type="float" office:value="1" calcext:value-type="float">
            <text:p>1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33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A$2]+[.$B33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33]+VLOOKUP([.$B$11];[.$A$48:.$J$52];2;0)+VLOOKUP([.$B$12];[.$A$62:.$J$64];2;0)+([.$H$12]*30))*[.B$2]*[.C$2])+((([.$A$2]+[.$B33]+VLOOKUP([.$B$11];[.$A$48:.$J$52];2;0)+VLOOKUP([.$B$12];[.$A$62:.$J$64];2;0)+([.$H$12]*30))*[.B$2]*[.C$2])*(1+(((IF([.E$2]+[.E33]+[.H$13]+VLOOKUP([.$B$11];[.$A$48:.$E$52];5;0)+VLOOKUP([.$B$12];[.$A$62:.$E$64];5;0)&lt;100;[.E$2]+[.E33]+[.H$13]+VLOOKUP([.$B$11];[.$A$48:.$E$52];5;0)+VLOOKUP([.$B$12];[.$A$62:.$E$64];5;0);100)))/100)*((1+([.F$2]+[.F33]+VLOOKUP([.$B$11];[.$A$48:.$F$52];6;0)+VLOOKUP([.$B$12];[.$A$62:.$F$64];6;0))/100)-1))))/[.D$2]*(1+([.$H$16]/100))" office:value-type="float" office:value="3878.60484091107" calcext:value-type="float">
            <text:p>3879</text:p>
          </table:table-cell>
          <table:table-cell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34]/21)" office:value-type="float" office:value="5.95238095238095" calcext:value-type="float">
            <text:p>5.95</text:p>
          </table:table-cell>
          <table:table-cell table:style-name="ce111" table:formula="of:=([.D34]/15)" office:value-type="float" office:value="6.66666666666667" calcext:value-type="float">
            <text:p>6.67</text:p>
          </table:table-cell>
          <table:table-cell table:style-name="ce164" table:formula="of:=(([.$A$2]+[.$B34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34]+VLOOKUP([.$B$11];[.$A$48:.$J$52];2;0)+VLOOKUP([.$B$12];[.$A$62:.$J$64];2;0)+([.$H$12]*30))*[.B$2]*[.C$2])+((([.$A$2]+[.$B34]+VLOOKUP([.$B$11];[.$A$48:.$J$52];2;0)+VLOOKUP([.$B$12];[.$A$62:.$J$64];2;0)+([.$H$12]*30))*[.B$2]*[.C$2])*(1+(((IF([.E$2]+[.E34]+[.H$13]+VLOOKUP([.$B$11];[.$A$48:.$E$52];5;0)+VLOOKUP([.$B$12];[.$A$62:.$E$64];5;0)&lt;100;[.E$2]+[.E34]+[.H$13]+VLOOKUP([.$B$11];[.$A$48:.$E$52];5;0)+VLOOKUP([.$B$12];[.$A$62:.$E$64];5;0);100)))/100)*((1+([.F$2]+[.F34]+VLOOKUP([.$B$11];[.$A$48:.$F$52];6;0)+VLOOKUP([.$B$12];[.$A$62:.$F$64];6;0))/100)-1))))/[.D$2]*(1+([.$H$16]/100))" office:value-type="float" office:value="3960.05198057838" calcext:value-type="float">
            <text:p>3960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35]/15)" office:value-type="float" office:value="20" calcext:value-type="float">
            <text:p>20.00</text:p>
          </table:table-cell>
          <table:table-cell table:style-name="ce164" table:formula="of:=(([.$A$2]+[.$B35]+([.$H$12]*30))*[.B$2]*[.C$2])/[.D$2]*(1+([.$H$16]/100))" office:value-type="float" office:value="986.495926773455" calcext:value-type="float">
            <text:p>986</text:p>
          </table:table-cell>
          <table:table-cell table:style-name="ce170" table:formula="of:=((([.$A$2]+[.$B35]+VLOOKUP([.$B$11];[.$A$48:.$J$52];2;0)+VLOOKUP([.$B$12];[.$A$62:.$J$64];2;0)+([.$H$12]*30))*[.B$2]*[.C$2])+((([.$A$2]+[.$B35]+VLOOKUP([.$B$11];[.$A$48:.$J$52];2;0)+VLOOKUP([.$B$12];[.$A$62:.$J$64];2;0)+([.$H$12]*30))*[.B$2]*[.C$2])*(1+(((IF([.E$2]+[.E35]+[.H$13]+VLOOKUP([.$B$11];[.$A$48:.$E$52];5;0)+VLOOKUP([.$B$12];[.$A$62:.$E$64];5;0)&lt;100;[.E$2]+[.E35]+[.H$13]+VLOOKUP([.$B$11];[.$A$48:.$E$52];5;0)+VLOOKUP([.$B$12];[.$A$62:.$E$64];5;0);100)))/100)*((1+([.F$2]+[.F35]+VLOOKUP([.$B$11];[.$A$48:.$F$52];6;0)+VLOOKUP([.$B$12];[.$A$62:.$F$64];6;0))/100)-1))))/[.D$2]*(1+([.$H$16]/100))" office:value-type="float" office:value="3819.76940946644" calcext:value-type="float">
            <text:p>3820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6]/21)" office:value-type="float" office:value="8.33333333333333" calcext:value-type="float">
            <text:p>8.33</text:p>
          </table:table-cell>
          <table:table-cell table:style-name="ce111" table:formula="of:=([.D36]/15)" office:value-type="float" office:value="15" calcext:value-type="float">
            <text:p>15.00</text:p>
          </table:table-cell>
          <table:table-cell table:style-name="ce164" table:formula="of:=(([.$A$2]+[.$B36]+([.$H$12]*30))*[.B$2]*[.C$2])/[.D$2]*(1+([.$H$16]/100))" office:value-type="float" office:value="951.035972540046" calcext:value-type="float">
            <text:p>951</text:p>
          </table:table-cell>
          <table:table-cell table:style-name="ce170" table:formula="of:=((([.$A$2]+[.$B36]+VLOOKUP([.$B$11];[.$A$48:.$J$52];2;0)+VLOOKUP([.$B$12];[.$A$62:.$J$64];2;0)+([.$H$12]*30))*[.B$2]*[.C$2])+((([.$A$2]+[.$B36]+VLOOKUP([.$B$11];[.$A$48:.$J$52];2;0)+VLOOKUP([.$B$12];[.$A$62:.$J$64];2;0)+([.$H$12]*30))*[.B$2]*[.C$2])*(1+(((IF([.E$2]+[.E36]+[.H$13]+VLOOKUP([.$B$11];[.$A$48:.$E$52];5;0)+VLOOKUP([.$B$12];[.$A$62:.$E$64];5;0)&lt;100;[.E$2]+[.E36]+[.H$13]+VLOOKUP([.$B$11];[.$A$48:.$E$52];5;0)+VLOOKUP([.$B$12];[.$A$62:.$E$64];5;0);100)))/100)*((1+([.F$2]+[.F36]+VLOOKUP([.$B$11];[.$A$48:.$F$52];6;0)+VLOOKUP([.$B$12];[.$A$62:.$F$64];6;0))/100)-1))))/[.D$2]*(1+([.$H$16]/100))" office:value-type="float" office:value="3854.59674317888" calcext:value-type="float">
            <text:p>3855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7]/21)" office:value-type="float" office:value="4.76190476190476" calcext:value-type="float">
            <text:p>4.76</text:p>
          </table:table-cell>
          <table:table-cell table:style-name="ce111" table:formula="of:=([.D37]/15)" office:value-type="float" office:value="20" calcext:value-type="float">
            <text:p>20.00</text:p>
          </table:table-cell>
          <table:table-cell table:style-name="ce164" table:formula="of:=(([.$A$2]+[.$B37]+([.$H$12]*30))*[.B$2]*[.C$2])/[.D$2]*(1+([.$H$16]/100))" office:value-type="float" office:value="951.035972540046" calcext:value-type="float">
            <text:p>951</text:p>
          </table:table-cell>
          <table:table-cell table:style-name="ce170" table:formula="of:=((([.$A$2]+[.$B37]+VLOOKUP([.$B$11];[.$A$48:.$J$52];2;0)+VLOOKUP([.$B$12];[.$A$62:.$J$64];2;0)+([.$H$12]*30))*[.B$2]*[.C$2])+((([.$A$2]+[.$B37]+VLOOKUP([.$B$11];[.$A$48:.$J$52];2;0)+VLOOKUP([.$B$12];[.$A$62:.$J$64];2;0)+([.$H$12]*30))*[.B$2]*[.C$2])*(1+(((IF([.E$2]+[.E37]+[.H$13]+VLOOKUP([.$B$11];[.$A$48:.$E$52];5;0)+VLOOKUP([.$B$12];[.$A$62:.$E$64];5;0)&lt;100;[.E$2]+[.E37]+[.H$13]+VLOOKUP([.$B$11];[.$A$48:.$E$52];5;0)+VLOOKUP([.$B$12];[.$A$62:.$E$64];5;0);100)))/100)*((1+([.F$2]+[.F37]+VLOOKUP([.$B$11];[.$A$48:.$F$52];6;0)+VLOOKUP([.$B$12];[.$A$62:.$F$64];6;0))/100)-1))))/[.D$2]*(1+([.$H$16]/100))" office:value-type="float" office:value="3807.59919381223" calcext:value-type="float">
            <text:p>3808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8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A$2]+[.$B38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38]+VLOOKUP([.$B$11];[.$A$48:.$J$52];2;0)+VLOOKUP([.$B$12];[.$A$62:.$J$64];2;0)+([.$H$12]*30))*[.B$2]*[.C$2])+((([.$A$2]+[.$B38]+VLOOKUP([.$B$11];[.$A$48:.$J$52];2;0)+VLOOKUP([.$B$12];[.$A$62:.$J$64];2;0)+([.$H$12]*30))*[.B$2]*[.C$2])*(1+(((IF([.E$2]+[.E38]+[.H$13]+VLOOKUP([.$B$11];[.$A$48:.$E$52];5;0)+VLOOKUP([.$B$12];[.$A$62:.$E$64];5;0)&lt;100;[.E$2]+[.E38]+[.H$13]+VLOOKUP([.$B$11];[.$A$48:.$E$52];5;0)+VLOOKUP([.$B$12];[.$A$62:.$E$64];5;0);100)))/100)*((1+([.F$2]+[.F38]+VLOOKUP([.$B$11];[.$A$48:.$F$52];6;0)+VLOOKUP([.$B$12];[.$A$62:.$F$64];6;0))/100)-1))))/[.D$2]*(1+([.$H$16]/100))" office:value-type="float" office:value="4017.81426330385" calcext:value-type="float">
            <text:p>4018</text:p>
          </table:table-cell>
          <table:table-cell table:style-name="ce176"/>
          <table:table-cell table:style-name="ce148"/>
          <table:table-cell table:style-name="ce68"/>
          <table:table-cell table:style-name="ce227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9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A$2]+[.$B39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39]+VLOOKUP([.$B$11];[.$A$48:.$J$52];2;0)+VLOOKUP([.$B$12];[.$A$62:.$J$64];2;0)+([.$H$12]*30))*[.B$2]*[.C$2])+((([.$A$2]+[.$B39]+VLOOKUP([.$B$11];[.$A$48:.$J$52];2;0)+VLOOKUP([.$B$12];[.$A$62:.$J$64];2;0)+([.$H$12]*30))*[.B$2]*[.C$2])*(1+(((IF([.E$2]+[.E39]+[.H$13]+VLOOKUP([.$B$11];[.$A$48:.$E$52];5;0)+VLOOKUP([.$B$12];[.$A$62:.$E$64];5;0)&lt;100;[.E$2]+[.E39]+[.H$13]+VLOOKUP([.$B$11];[.$A$48:.$E$52];5;0)+VLOOKUP([.$B$12];[.$A$62:.$E$64];5;0);100)))/100)*((1+([.F$2]+[.F39]+VLOOKUP([.$B$11];[.$A$48:.$F$52];6;0)+VLOOKUP([.$B$12];[.$A$62:.$F$64];6;0))/100)-1))))/[.D$2]*(1+([.$H$16]/100))" office:value-type="float" office:value="3906.44672538963" calcext:value-type="float">
            <text:p>3906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40]/21)" office:value-type="float" office:value="9.52380952380952" calcext:value-type="float">
            <text:p>9.52</text:p>
          </table:table-cell>
          <table:table-cell table:style-name="ce111" table:formula="of:=([.D40]/15)" office:value-type="float" office:value="6.66666666666667" calcext:value-type="float">
            <text:p>6.67</text:p>
          </table:table-cell>
          <table:table-cell table:style-name="ce164" table:formula="of:=(([.$A$2]+[.$B40]+([.$H$12]*30))*[.B$2]*[.C$2])/[.D$2]*(1+([.$H$16]/100))" office:value-type="float" office:value="951.035972540046" calcext:value-type="float">
            <text:p>951</text:p>
          </table:table-cell>
          <table:table-cell table:style-name="ce170" table:formula="of:=((([.$A$2]+[.$B40]+VLOOKUP([.$B$11];[.$A$48:.$J$52];2;0)+VLOOKUP([.$B$12];[.$A$62:.$J$64];2;0)+([.$H$12]*30))*[.B$2]*[.C$2])+((([.$A$2]+[.$B40]+VLOOKUP([.$B$11];[.$A$48:.$J$52];2;0)+VLOOKUP([.$B$12];[.$A$62:.$J$64];2;0)+([.$H$12]*30))*[.B$2]*[.C$2])*(1+(((IF([.E$2]+[.E40]+[.H$13]+VLOOKUP([.$B$11];[.$A$48:.$E$52];5;0)+VLOOKUP([.$B$12];[.$A$62:.$E$64];5;0)&lt;100;[.E$2]+[.E40]+[.H$13]+VLOOKUP([.$B$11];[.$A$48:.$E$52];5;0)+VLOOKUP([.$B$12];[.$A$62:.$E$64];5;0);100)))/100)*((1+([.F$2]+[.F40]+VLOOKUP([.$B$11];[.$A$48:.$F$52];6;0)+VLOOKUP([.$B$12];[.$A$62:.$F$64];6;0))/100)-1))))/[.D$2]*(1+([.$H$16]/100))" office:value-type="float" office:value="3816.42876719173" calcext:value-type="float">
            <text:p>3816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D41]/15)" office:value-type="float" office:value="15" calcext:value-type="float">
            <text:p>15.00</text:p>
          </table:table-cell>
          <table:table-cell table:style-name="ce164" table:formula="of:=(([.$A$2]+[.$B41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41]+VLOOKUP([.$B$11];[.$A$48:.$J$52];2;0)+VLOOKUP([.$B$12];[.$A$62:.$J$64];2;0)+([.$H$12]*30))*[.B$2]*[.C$2])+((([.$A$2]+[.$B41]+VLOOKUP([.$B$11];[.$A$48:.$J$52];2;0)+VLOOKUP([.$B$12];[.$A$62:.$J$64];2;0)+([.$H$12]*30))*[.B$2]*[.C$2])*(1+(((IF([.E$2]+[.E41]+[.H$13]+VLOOKUP([.$B$11];[.$A$48:.$E$52];5;0)+VLOOKUP([.$B$12];[.$A$62:.$E$64];5;0)&lt;100;[.E$2]+[.E41]+[.H$13]+VLOOKUP([.$B$11];[.$A$48:.$E$52];5;0)+VLOOKUP([.$B$12];[.$A$62:.$E$64];5;0);100)))/100)*((1+([.F$2]+[.F41]+VLOOKUP([.$B$11];[.$A$48:.$F$52];6;0)+VLOOKUP([.$B$12];[.$A$62:.$F$64];6;0))/100)-1))))/[.D$2]*(1+([.$H$16]/100))" office:value-type="float" office:value="3878.09145737765" calcext:value-type="float">
            <text:p>3878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A$2]+[.$B42]+([.$H$12]*30))*[.B$2]*[.C$2])/[.D$2]*(1+([.$H$16]/100))" office:value-type="float" office:value="1013.09089244851" calcext:value-type="float">
            <text:p>1013</text:p>
          </table:table-cell>
          <table:table-cell table:style-name="ce170" table:formula="of:=((([.$A$2]+[.$B42]+VLOOKUP([.$B$11];[.$A$48:.$J$52];2;0)+VLOOKUP([.$B$12];[.$A$62:.$J$64];2;0)+([.$H$12]*30))*[.B$2]*[.C$2])+((([.$A$2]+[.$B42]+VLOOKUP([.$B$11];[.$A$48:.$J$52];2;0)+VLOOKUP([.$B$12];[.$A$62:.$J$64];2;0)+([.$H$12]*30))*[.B$2]*[.C$2])*(1+(((IF([.E$2]+[.E42]+[.H$13]+VLOOKUP([.$B$11];[.$A$48:.$E$52];5;0)+VLOOKUP([.$B$12];[.$A$62:.$E$64];5;0)&lt;100;[.E$2]+[.E42]+[.H$13]+VLOOKUP([.$B$11];[.$A$48:.$E$52];5;0)+VLOOKUP([.$B$12];[.$A$62:.$E$64];5;0);100)))/100)*((1+([.F$2]+[.F42]+VLOOKUP([.$B$11];[.$A$48:.$F$52];6;0)+VLOOKUP([.$B$12];[.$A$62:.$F$64];6;0))/100)-1))))/[.D$2]*(1+([.$H$16]/100))" office:value-type="float" office:value="3767.23730299684" calcext:value-type="float">
            <text:p>3767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42"/>
          <table:table-cell table:style-name="ce72"/>
          <table:table-cell table:style-name="ce42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27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3" table:number-columns-repeated="3"/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8:.J52])" office:value-type="float" office:value="88.6163404668192" calcext:value-type="float">
            <text:p>89</text:p>
          </table:table-cell>
          <table:table-cell table:style-name="ce151" table:formula="of:=COUNTIF([.J48:.J52];[.K47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E$2]*21+895)*0.03+(([.$F$2]-150)*15)*0.06" office:value-type="float" office:value="124.9527" calcext:value-type="float">
            <text:p>125</text:p>
          </table:table-cell>
          <table:table-cell table:style-name="ce112" table:number-columns-repeated="2"/>
          <table:table-cell table:style-name="ce111" table:formula="of:=[.C48]/21" office:value-type="float" office:value="0" calcext:value-type="float">
            <text:p>0.00</text:p>
          </table:table-cell>
          <table:table-cell table:style-name="ce111" table:formula="of:=[.D48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8]*[.$B$2]*[.$C$2])/[.$D$2])" office:value-type="float" office:value="44.3081702334096" calcext:value-type="float">
            <text:p>44</text:p>
          </table:table-cell>
          <table:table-cell table:style-name="ce182" table:formula="of:=((([.B48]*[.$B$2]*[.$C$2])+(([.B48]*[.$B$2]*[.$C$2])*(1+([.F48]/100)*(1+([.G48]/100)-1))))/[.$D$2])*(1+([.$G$18]/100))" office:value-type="float" office:value="88.6163404668192" calcext:value-type="float">
            <text:p>89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E$2]*21+895)*0.03+(([.$F$2]-150)*15)*0.06" office:value-type="float" office:value="124.9527" calcext:value-type="float">
            <text:p>125</text:p>
          </table:table-cell>
          <table:table-cell table:style-name="ce112" table:number-columns-repeated="2"/>
          <table:table-cell table:style-name="ce111" table:formula="of:=[.C49]/21" office:value-type="float" office:value="0" calcext:value-type="float">
            <text:p>0.00</text:p>
          </table:table-cell>
          <table:table-cell table:style-name="ce111" table:formula="of:=[.D49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9]*[.$B$2]*[.$C$2])/[.$D$2])" office:value-type="float" office:value="44.3081702334096" calcext:value-type="float">
            <text:p>44</text:p>
          </table:table-cell>
          <table:table-cell table:style-name="ce182" table:formula="of:=((([.B49]*[.$B$2]*[.$C$2])+(([.B49]*[.$B$2]*[.$C$2])*(1+([.F49]/100)*(1+([.G49]/100)-1))))/[.$D$2])*(1+([.$G$18]/100))" office:value-type="float" office:value="88.6163404668192" calcext:value-type="float">
            <text:p>89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E$2]*21+895)*0.03+(([.$F$2]-150)*15)*0.06" office:value-type="float" office:value="124.9527" calcext:value-type="float">
            <text:p>125</text:p>
          </table:table-cell>
          <table:table-cell table:style-name="ce112" table:number-columns-repeated="2"/>
          <table:table-cell table:style-name="ce111" table:formula="of:=[.C50]/21" office:value-type="float" office:value="0" calcext:value-type="float">
            <text:p>0.00</text:p>
          </table:table-cell>
          <table:table-cell table:style-name="ce111" table:formula="of:=[.D50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0]*[.$B$2]*[.$C$2])/[.$D$2])" office:value-type="float" office:value="44.3081702334096" calcext:value-type="float">
            <text:p>44</text:p>
          </table:table-cell>
          <table:table-cell table:style-name="ce182" table:formula="of:=((([.B50]*[.$B$2]*[.$C$2])+(([.B50]*[.$B$2]*[.$C$2])*(1+([.F50]/100)*(1+([.G50]/100)-1))))/[.$D$2])*(1+([.$G$18]/100))" office:value-type="float" office:value="88.6163404668192" calcext:value-type="float">
            <text:p>89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E$2]*21+895)*0.03+(([.$F$2]-150)*15)*0.06" office:value-type="float" office:value="124.9527" calcext:value-type="float">
            <text:p>125</text:p>
          </table:table-cell>
          <table:table-cell table:style-name="ce103" table:number-columns-repeated="2"/>
          <table:table-cell table:style-name="ce111" table:formula="of:=[.C51]/21" office:value-type="float" office:value="0" calcext:value-type="float">
            <text:p>0.00</text:p>
          </table:table-cell>
          <table:table-cell table:style-name="ce111" table:formula="of:=[.D51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51]*[.$B$2]*[.$C$2])/[.$D$2])" office:value-type="float" office:value="44.3081702334096" calcext:value-type="float">
            <text:p>44</text:p>
          </table:table-cell>
          <table:table-cell table:style-name="ce182" table:formula="of:=((([.B51]*[.$B$2]*[.$C$2])+(([.B51]*[.$B$2]*[.$C$2])*(1+([.F51]/100)*(1+([.G51]/100)-1))))/[.$D$2])*(1+([.$G$18]/100))" office:value-type="float" office:value="88.6163404668192" calcext:value-type="float">
            <text:p>89</text:p>
          </table:table-cell>
          <table:table-cell table:style-name="ce57" table:number-columns-repeated="2"/>
          <table:table-cell table:style-name="ce27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E$2]*21+895)*0.03" office:value-type="float" office:value="67.3527" calcext:value-type="float">
            <text:p>67.35</text:p>
          </table:table-cell>
          <table:table-cell table:style-name="ce112"/>
          <table:table-cell table:style-name="ce111" table:formula="of:=([.$E$2]*21+895)*0.03" office:value-type="float" office:value="67.3527" calcext:value-type="float">
            <text:p>67.35</text:p>
          </table:table-cell>
          <table:table-cell table:style-name="ce111" table:formula="of:=[.C52]/21" office:value-type="float" office:value="0" calcext:value-type="float">
            <text:p>0.00</text:p>
          </table:table-cell>
          <table:table-cell table:style-name="ce111" table:formula="of:=[.D52]/15" office:value-type="float" office:value="4.49018" calcext:value-type="float">
            <text:p>4.49</text:p>
          </table:table-cell>
          <table:table-cell table:style-name="ce112" table:number-columns-repeated="2"/>
          <table:table-cell table:style-name="ce182" table:formula="of:=(([.B52]*[.$B$2]*[.$C$2])/[.$D$2])" office:value-type="float" office:value="23.8832365949657" calcext:value-type="float">
            <text:p>24</text:p>
          </table:table-cell>
          <table:table-cell table:style-name="ce182" table:formula="of:=((([.B52]*[.$B$2]*[.$C$2])+(([.B52]*[.$B$2]*[.$C$2])*(1+([.F52]/100)*(1+([.G52]/100)-1))))/[.$D$2])*(1+([.$G$18]/100))" office:value-type="float" office:value="47.7664731899314" calcext:value-type="float">
            <text:p>48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12" table:number-columns-repeated="3"/>
          <table:table-cell table:style-name="ce112" table:formula="of:=[.C56]/21" office:value-type="float" office:value="0" calcext:value-type="float">
            <text:p>0</text:p>
          </table:table-cell>
          <table:table-cell table:style-name="ce112" table:number-columns-repeated="3"/>
          <table:table-cell table:style-name="ce182" table:number-columns-repeated="2"/>
          <table:table-cell table:style-name="ce139" table:formula="of:=MAX([.J62:.J64])" office:value-type="float" office:value="70.9199084668192" calcext:value-type="float">
            <text:p>71</text:p>
          </table:table-cell>
          <table:table-cell table:style-name="ce151" table:formula="of:=COUNTIF([.J57:.J64];[.K56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7]*[.$B$2]*[.$C$2])/[.$D$2])" office:value-type="float" office:value="53.1899313501144" calcext:value-type="float">
            <text:p>53</text:p>
          </table:table-cell>
          <table:table-cell table:style-name="ce182" table:formula="of:=((([.B57]*[.$B$2]*[.$C$2])+(([.B57]*[.$B$2]*[.$C$2])*(1+([.F57]/100)*(1+([.G57]/100)-1))))/[.$D$2])*(1+([.$G$18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8]/21" office:value-type="float" office:value="0" calcext:value-type="float">
            <text:p>0</text:p>
          </table:table-cell>
          <table:table-cell table:style-name="ce111" table:formula="of:=[.D58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8]*[.$B$2]*[.$C$2])/[.$D$2])" office:value-type="float" office:value="35.4599542334096" calcext:value-type="float">
            <text:p>35</text:p>
          </table:table-cell>
          <table:table-cell table:style-name="ce182" table:formula="of:=((([.B58]*[.$B$2]*[.$C$2])+(([.B58]*[.$B$2]*[.$C$2])*(1+([.F58]/100)*(1+([.G58]/100)-1))))/[.$D$2])*(1+([.$G$18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9]/21" office:value-type="float" office:value="0" calcext:value-type="float">
            <text:p>0</text:p>
          </table:table-cell>
          <table:table-cell table:style-name="ce111" table:formula="of:=[.D59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9]*[.$B$2]*[.$C$2])/[.$D$2])" office:value-type="float" office:value="70.9199084668192" calcext:value-type="float">
            <text:p>71</text:p>
          </table:table-cell>
          <table:table-cell table:style-name="ce182" table:formula="of:=((([.B59]*[.$B$2]*[.$C$2])+(([.B59]*[.$B$2]*[.$C$2])*(1+([.F59]/100)*(1+([.G59]/100)-1))))/[.$D$2])*(1+([.$G$18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0]/21" office:value-type="float" office:value="0" calcext:value-type="float">
            <text:p>0</text:p>
          </table:table-cell>
          <table:table-cell table:style-name="ce111" table:formula="of:=[.D60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0]*[.$B$2]*[.$C$2])/[.$D$2])" office:value-type="float" office:value="70.9199084668192" calcext:value-type="float">
            <text:p>71</text:p>
          </table:table-cell>
          <table:table-cell table:style-name="ce182" table:formula="of:=((([.B60]*[.$B$2]*[.$C$2])+(([.B60]*[.$B$2]*[.$C$2])*(1+([.F60]/100)*(1+([.G60]/100)-1))))/[.$D$2])*(1+([.$G$18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1]/21" office:value-type="float" office:value="0" calcext:value-type="float">
            <text:p>0</text:p>
          </table:table-cell>
          <table:table-cell table:style-name="ce111" table:formula="of:=[.D61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1]*[.$B$2]*[.$C$2])/[.$D$2])" office:value-type="float" office:value="70.9199084668192" calcext:value-type="float">
            <text:p>71</text:p>
          </table:table-cell>
          <table:table-cell table:style-name="ce182" table:formula="of:=((([.B61]*[.$B$2]*[.$C$2])+(([.B61]*[.$B$2]*[.$C$2])*(1+([.F61]/100)*(1+([.G61]/100)-1))))/[.$D$2])*(1+([.$G$18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62]/21" office:value-type="float" office:value="3.33333333333333" calcext:value-type="float">
            <text:p>3.33</text:p>
          </table:table-cell>
          <table:table-cell table:style-name="ce111" table:formula="of:=[.D62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2]*[.$B$2]*[.$C$2])/[.$D$2])" office:value-type="float" office:value="35.4599542334096" calcext:value-type="float">
            <text:p>35</text:p>
          </table:table-cell>
          <table:table-cell table:style-name="ce182" table:formula="of:=((([.B62]*[.$B$2]*[.$C$2])+(([.B62]*[.$B$2]*[.$C$2])*(1+([.F62]/100)*(1+([.G62]/100)-1))))/[.$D$2])*(1+([.$G$18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63]/21" office:value-type="float" office:value="2.85714285714286" calcext:value-type="float">
            <text:p>2.86</text:p>
          </table:table-cell>
          <table:table-cell table:style-name="ce111" table:formula="of:=[.D63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3]*[.$B$2]*[.$C$2])/[.$D$2])" office:value-type="float" office:value="28.3679633867277" calcext:value-type="float">
            <text:p>28</text:p>
          </table:table-cell>
          <table:table-cell table:style-name="ce182" table:formula="of:=((([.B63]*[.$B$2]*[.$C$2])+(([.B63]*[.$B$2]*[.$C$2])*(1+([.F63]/100)*(1+([.G63]/100)-1))))/[.$D$2])*(1+([.$G$18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4]/21" office:value-type="float" office:value="0" calcext:value-type="float">
            <text:p>0</text:p>
          </table:table-cell>
          <table:table-cell table:style-name="ce111" table:formula="of:=[.D64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4]*[.$B$2]*[.$C$2])/[.$D$2])" office:value-type="float" office:value="35.4599542334096" calcext:value-type="float">
            <text:p>35</text:p>
          </table:table-cell>
          <table:table-cell table:style-name="ce182" table:formula="of:=((([.B64]*[.$B$2]*[.$C$2])+(([.B64]*[.$B$2]*[.$C$2])*(1+([.F64]/100)*(1+([.G64]/100)-1))))/[.$D$2])*(1+([.$G$18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2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37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37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7"/>
          <table:table-cell table:style-name="ce31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5"/>
          <table:table-cell table:style-name="ce31" table:number-columns-repeated="3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33:'Simple DPS Calc'.XFD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£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0:43:48.8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30T12:34:12</meta:creation-date>
    <dc:language>en</dc:language>
    <meta:editing-cycles>583</meta:editing-cycles>
    <meta:editing-duration>P4DT21H18M11S</meta:editing-duration>
    <meta:generator>LibreOffice/7.5.7.1$Windows_X86_64 LibreOffice_project/47eb0cf7efbacdee9b19ae25d6752381ede23126</meta:generator>
    <dc:date>2023-11-21T20:43:56.781000000</dc:date>
    <meta:document-statistic meta:table-count="2" meta:cell-count="250" meta:object-count="0"/>
  </office:meta>
</office:document-meta>
</file>